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09" calcext:value-type="float">
            <text:p>98,09</text:p>
          </table:table-cell>
          <table:table-cell office:value-type="float" office:value="1.91" calcext:value-type="float">
            <text:p>1,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9" calcext:value-type="float">
            <text:p>99,79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55" calcext:value-type="float">
            <text:p>98,55</text:p>
          </table:table-cell>
          <table:table-cell office:value-type="float" office:value="0.45" calcext:value-type="float">
            <text:p>0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99" calcext:value-type="float">
            <text:p>98,99</text:p>
          </table:table-cell>
          <table:table-cell office:value-type="float" office:value="1.01" calcext:value-type="float">
            <text:p>1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office:value-type="float" office:value="1.33" calcext:value-type="float">
            <text:p>1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4" calcext:value-type="float">
            <text:p>99,54</text:p>
          </table:table-cell>
          <table:table-cell office:value-type="float" office:value="1.46" calcext:value-type="float">
            <text:p>1,46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329" calcext:value-type="float">
            <text:p>99,329</text:p>
          </table:table-cell>
          <table:table-cell table:formula="of:=AVERAGE([.C2:.C11])" office:value-type="float" office:value="0.771" calcext:value-type="float">
            <text:p>0,77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1:09:58.691002008</meta:creation-date>
    <dc:date>2017-12-25T21:17:50.464350953</dc:date>
    <meta:editing-duration>PT7M52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